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50%" draw:textarea-horizontal-align="justify" draw:textarea-vertical-align="middle" draw:auto-grow-height="false" fo:min-height="0.972cm" fo:min-width="0.862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9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50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position="-33% 58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2cm" svg:height="1.8cm" svg:x="2.5cm" svg:y="0.3cm">
          <text:p text:style-name="P1"><text:span text:style-name="T1">3</text:span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cm" svg:height="1.8cm" svg:x="19.9cm" svg:y="0.3cm">
          <text:p text:style-name="P1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1.8cm" svg:x="5.8cm" svg:y="0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cm" svg:height="1.8cm" svg:x="9.2cm" svg:y="0.3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cm" svg:height="1.8cm" svg:x="12.7cm" svg:y="0.3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cm" svg:height="1.8cm" svg:x="16.2cm" svg:y="0.3cm">
          <text:p text:style-name="P1"><text:span text:style-name="T1">6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5cm" svg:y1="1.2cm" svg:x2="5.8cm" svg:y2="1.2cm" draw:start-shape="id1" draw:end-shape="id2" svg:d="M4500 1200h1300" svg:viewBox="0 0 1301 1">
          <text:p/>
        </draw:connector>
        <draw:connector draw:style-name="gr2" draw:text-style-name="P3" draw:layer="layout" draw:type="line" svg:x1="7.8cm" svg:y1="1.2cm" svg:x2="9.2cm" svg:y2="1.2cm" draw:start-shape="id2" draw:start-glue-point="10" draw:end-shape="id3" svg:d="M7800 1200h1400" svg:viewBox="0 0 1401 1">
          <text:p/>
        </draw:connector>
        <draw:connector draw:style-name="gr2" draw:text-style-name="P3" draw:layer="layout" draw:type="line" svg:x1="11.2cm" svg:y1="1.2cm" svg:x2="12.7cm" svg:y2="1.2cm" draw:start-shape="id3" draw:start-glue-point="10" draw:end-shape="id4" svg:d="M11200 1200h1500" svg:viewBox="0 0 1501 1">
          <text:p/>
        </draw:connector>
        <draw:connector draw:style-name="gr2" draw:text-style-name="P3" draw:layer="layout" draw:type="line" svg:x1="14.7cm" svg:y1="1.2cm" svg:x2="16.2cm" svg:y2="1.2cm" draw:start-shape="id4" draw:start-glue-point="10" draw:end-shape="id5" svg:d="M14700 1200h1500" svg:viewBox="0 0 1501 1">
          <text:p/>
        </draw:connector>
        <draw:connector draw:style-name="gr2" draw:text-style-name="P3" draw:layer="layout" draw:type="line" svg:x1="18.2cm" svg:y1="1.2cm" svg:x2="19.9cm" svg:y2="1.2cm" draw:start-shape="id5" draw:start-glue-point="10" draw:end-shape="id6" svg:d="M18200 1200h1700" svg:viewBox="0 0 1701 1">
          <text:p/>
        </draw:connector>
        <draw:frame draw:style-name="gr3" draw:text-style-name="P4" draw:layer="layout" svg:width="1.476cm" svg:height="1.59cm" svg:x="0.824cm" svg:y="0.4cm">
          <draw:text-box>
            <text:p><text:span text:style-name="T2">S</text:span><text:span text:style-name="T3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003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Павел  Слипенчук</meta:initial-creator>
    <meta:creation-date>2018-10-30T10:58:30.044176340</meta:creation-date>
    <meta:generator>LibreOffice/6.0.7.3$Linux_X86_64 LibreOffice_project/00m0$Build-3</meta:generator>
    <dc:date>2019-11-02T12:38:58.386487032</dc:date>
    <meta:editing-duration>PT10M25S</meta:editing-duration>
    <meta:editing-cycles>4</meta:editing-cycles>
    <meta:document-statistic meta:object-count="12"/>
  </office:meta>
</office:document-meta>
</file>